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gradient" draw:fill-color="#eeeeee" draw:fill-gradient-name="Gradient_20_15" draw:opacity="100%" draw:textarea-horizontal-align="justify" draw:textarea-vertical-align="middle" draw:auto-grow-height="false" fo:min-height="9.275cm" fo:min-width="10.041cm"/>
    </style:style>
    <style:style style:name="gr2" style:family="graphic" style:parent-style-name="standard">
      <style:graphic-properties svg:stroke-color="#000000" draw:fill-color="#cfe7f5" draw:textarea-horizontal-align="justify" draw:textarea-vertical-align="middle" draw:auto-grow-height="false" fo:min-height="1.457cm" fo:min-width="1.20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1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3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51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342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gradient" draw:fill-color="#eeeeee" draw:fill-gradient-name="Gradient_20_15" draw:opacity="100%"/>
      <style:paragraph-properties fo:text-align="center"/>
    </style:style>
    <style:style style:name="P2" style:family="paragraph">
      <loext:graphic-properties draw:fill-color="#cfe7f5"/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541cm" svg:height="9.525cm" svg:x="5.318cm" svg:y="12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413cm" svg:height="2.413cm" svg:x="9.19cm" svg:y="1.9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2" draw:layer="layout" svg:width="2.413cm" svg:height="2.413cm" svg:x="3.918cm" svg:y="2.0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2" draw:layer="layout" svg:width="2.413cm" svg:height="2.413cm" svg:x="14.846cm" svg:y="1.9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" draw:text-style-name="P4" draw:layer="layout" svg:width="2.979cm" svg:height="0.962cm" svg:x="3.713cm" svg:y="4.529cm">
          <draw:text-box>
            <text:p text:style-name="P3"><text:span text:style-name="T1">Android </text:span><text:span text:style-name="T1">User</text:span></text:p>
          </draw:text-box>
        </draw:frame>
        <draw:frame draw:style-name="gr4" draw:text-style-name="P4" draw:layer="layout" svg:width="3.072cm" svg:height="0.962cm" svg:x="8.842cm" svg:y="4.483cm">
          <draw:text-box>
            <text:p text:style-name="P3"><text:span text:style-name="T1">Desktop </text:span><text:span text:style-name="T1">User</text:span></text:p>
          </draw:text-box>
        </draw:frame>
        <draw:frame draw:style-name="gr5" draw:text-style-name="P4" draw:layer="layout" svg:width="2.377cm" svg:height="0.962cm" svg:x="14.903cm" svg:y="4.51cm">
          <draw:text-box>
            <text:p text:style-name="P3"><text:span text:style-name="T1">Web </text:span><text:span text:style-name="T1">User</text:span></text:p>
          </draw:text-box>
        </draw:frame>
        <draw:frame draw:style-name="gr6" draw:text-style-name="P4" draw:layer="layout" svg:width="4.011cm" svg:height="1.673cm" svg:x="8.546cm" svg:y="12.933cm">
          <draw:text-box>
            <text:p text:style-name="P3"><text:span text:style-name="T1">Food Tavern</text:span></text:p>
            <text:p text:style-name="P3"><text:span text:style-name="T1">[System]</text:span></text:p>
          </draw:text-box>
        </draw:frame>
        <draw:frame draw:style-name="gr7" draw:text-style-name="P4" draw:layer="layout" svg:width="12.525cm" svg:height="2.384cm" svg:x="4.099cm" svg:y="8.004cm">
          <draw:text-box>
            <text:p text:style-name="P3"><text:span text:style-name="T1">Get random fruit, cheese, sweet. Get all fruits, cheeses, sweets.</text:span></text:p>
            <text:p text:style-name="P3"><text:span text:style-name="T1">Add new fruit, cheese, sweet.</text:span></text:p>
          </draw:text-box>
        </draw:frame>
        <draw:line draw:style-name="gr8" draw:text-style-name="P5" draw:layer="layout" svg:x1="5.191cm" svg:y1="5.345cm" svg:x2="6.08cm" svg:y2="7.758cm">
          <text:p/>
        </draw:line>
        <draw:line draw:style-name="gr8" draw:text-style-name="P5" draw:layer="layout" svg:x1="10.398cm" svg:y1="5.472cm" svg:x2="10.398cm" svg:y2="7.758cm">
          <text:p/>
        </draw:line>
        <draw:line draw:style-name="gr8" draw:text-style-name="P5" draw:layer="layout" svg:x1="15.859cm" svg:y1="5.345cm" svg:x2="14.843cm" svg:y2="7.885cm">
          <text:p/>
        </draw:line>
        <draw:line draw:style-name="gr9" draw:text-style-name="P5" draw:layer="layout" svg:x1="6.461cm" svg:y1="8.874cm" svg:x2="7.812cm" svg:y2="12.419cm">
          <text:p/>
        </draw:line>
        <draw:line draw:style-name="gr9" draw:text-style-name="P5" draw:layer="layout" svg:x1="10.398cm" svg:y1="9.371cm" svg:x2="10.398cm" svg:y2="12.419cm">
          <text:p/>
        </draw:line>
        <draw:line draw:style-name="gr9" draw:text-style-name="P5" draw:layer="layout" svg:x1="14.462cm" svg:y1="8.874cm" svg:x2="13.238cm" svg:y2="12.41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5" draw:display-name="Gradient 15" draw:style="linear" draw:start-color="#ffffff" draw:end-color="#cccccc" draw:start-intensity="100%" draw:end-intensity="100%" draw:angle="36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9T15:15:12.147406205</meta:creation-date>
    <dc:date>2017-03-19T17:20:37.271940232</dc:date>
    <meta:editing-duration>PT1H16M36S</meta:editing-duration>
    <meta:editing-cycles>4</meta:editing-cycles>
    <meta:generator>LibreOffice/5.2.6.2$Linux_X86_64 LibreOffice_project/20$Build-2</meta:generator>
    <meta:document-statistic meta:object-count="15"/>
  </office:meta>
</office:document-meta>
</file>